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e3e3e3"/>
    </style:style>
    <style:style style:name="T1" style:family="text">
      <style:text-properties loext:padding="0.049cm" loext:border="0.06pt solid #e3e3e3"/>
    </style:style>
    <style:style style:name="T2" style:family="text">
      <style:text-properties fo:font-size="10.5pt" style:font-size-asian="10.5pt" style:font-size-complex="10.5pt"/>
    </style:style>
    <style:style style:name="T3" style:family="text">
      <style:text-properties fo:font-size="10.5pt" style:font-size-asian="10.5pt" style:font-size-complex="10.5pt" loext:padding="0.049cm" loext:border="0.06pt solid #e3e3e3"/>
    </style:style>
    <style:style style:name="T4" style:family="text">
      <style:text-properties fo:font-size="10pt" style:font-size-asian="10pt" style:font-size-complex="10pt"/>
    </style:style>
    <style:style style:name="T5" style:family="text">
      <style:text-properties fo:font-size="10pt" style:font-size-asian="10pt" style:font-size-complex="10pt" loext:padding="0.049cm" loext:border="0.06pt solid #e3e3e3"/>
    </style:style>
    <style:style style:name="T6" style:family="text">
      <style:text-properties fo:font-size="6pt" style:font-size-asian="6pt" style:font-size-complex="6pt"/>
    </style:style>
    <style:style style:name="T7" style:family="text">
      <style:text-properties fo:font-size="6pt" style:font-size-asian="6pt" style:font-size-complex="6pt" loext:padding="0.049cm" loext:border="0.06pt solid #e3e3e3"/>
    </style:style>
    <style:style style:name="T8" style:family="text">
      <style:text-properties fo:font-size="7pt" style:font-size-asian="7pt" style:font-size-complex="7pt"/>
    </style:style>
    <style:style style:name="T9" style:family="text">
      <style:text-properties fo:font-size="7pt" style:font-size-asian="7pt" style:font-size-complex="7pt" loext:padding="0.049cm" loext:border="0.06pt solid #e3e3e3"/>
    </style:style>
    <style:style style:name="T10" style:family="text">
      <style:text-properties fo:font-size="9pt" style:font-size-asian="9pt" style:font-size-complex="9pt"/>
    </style:style>
    <style:style style:name="T11" style:family="text">
      <style:text-properties fo:font-size="9pt" style:font-size-asian="9pt" style:font-size-complex="9pt" loext:padding="0.049cm" loext:border="0.06pt solid #e3e3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1">Interjú Szabó Annával, dietetikussal</text:span></text:span></text:p>
      <text:p text:style-name="P1"><text:span text:style-name="Strong_20_Emphasis"><text:span text:style-name="T11">Riporter:</text:span></text:span><text:span text:style-name="T10"> Üdvözlöm, Anna! Köszönöm, hogy időt szakít ránk. Kezdjük azzal, hogy mesélne egy kicsit magáról és arról, hogyan lett dietetikus?</text:span></text:p>
      <text:p text:style-name="P1"><text:span text:style-name="Strong_20_Emphasis"><text:span text:style-name="T11">Szabó Anna:</text:span></text:span><text:span text:style-name="T10"> Üdvözlöm, örülök, hogy itt lehetek! Gyerekkorom óta érdekelt az egészséges életmód és a táplálkozás. Az egyetemen élelmiszertudományt tanultam, majd specializálódtam dietetikára. Azóta több éven át dolgoztam különböző kórházakban és magánklinikákon, most pedig egyéni tanácsadással is foglalkozom.</text:span></text:p>
      <text:p text:style-name="P1"><text:span text:style-name="Strong_20_Emphasis"><text:span text:style-name="T11">Riporter:</text:span></text:span><text:span text:style-name="T10"> Miért tartja fontosnak a dietetikusi munkát?</text:span></text:p>
      <text:p text:style-name="P1"><text:span text:style-name="Strong_20_Emphasis"><text:span text:style-name="T11">Szabó Anna:</text:span></text:span><text:span text:style-name="T10"> Az egészséges táplálkozás alapvető szerepet játszik a jó közérzetben és a betegségek megelőzésében. A dietetikusok segíthetnek az embereknek személyre szabott étrendek kialakításában, amely javítja az életminőséget és csökkenti a krónikus betegségek kockázatát.</text:span></text:p>
      <text:p text:style-name="P1"><text:span text:style-name="Strong_20_Emphasis"><text:span text:style-name="T11">Riporter:</text:span></text:span><text:span text:style-name="T10"> Mik a leggyakoribb kérdések, amikkel a klienseik fordulnak Önhöz?</text:span></text:p>
      <text:p text:style-name="P1"><text:span text:style-name="Strong_20_Emphasis"><text:span text:style-name="T11">Szabó Anna:</text:span></text:span><text:span text:style-name="T10"> Nagyon változatos kérdésekkel találkozom. Sokan keresnek meg fogyási tanácsokkal, de gyakoriak az ételallergiákkal és intoleranciákkal kapcsolatos kérdések is. Emellett sokan érdeklődnek az egészséges életmód kialakításának módjai iránt, például hogyan lehet fenntarthatóan és kiegyensúlyozottan táplálkozni.</text:span></text:p>
      <text:p text:style-name="P1"><text:span text:style-name="Strong_20_Emphasis"><text:span text:style-name="T11">Riporter:</text:span></text:span><text:span text:style-name="T10"> Milyen tanácsot adna azoknak, akik szeretnék elkezdeni az egészségesebb táplálkozást?</text:span></text:p>
      <text:p text:style-name="P1"><text:span text:style-name="Strong_20_Emphasis"><text:span text:style-name="T11">Szabó Anna:</text:span></text:span><text:span text:style-name="T10"> Elsősorban azt tanácsolnám, hogy ne próbáljanak egyszerre mindent megváltoztatni. Kezdjék apró lépésekkel, például növeljék a zöldség- és gyümölcsfogyasztást, csökkentsék a feldolgozott élelmiszerek bevitelét, és igyanak több vizet. Fontos, hogy a változtatások fenntarthatóak legyenek hosszú távon.</text:span></text:p>
      <text:p text:style-name="P1"><text:span text:style-name="Strong_20_Emphasis"><text:span text:style-name="T11">Riporter:</text:span></text:span><text:span text:style-name="T10"> Van valami új trend vagy kutatás, ami különösen izgatottá teszi?</text:span></text:p>
      <text:p text:style-name="P1"><text:span text:style-name="Strong_20_Emphasis"><text:span text:style-name="T11">Szabó Anna:</text:span></text:span><text:span text:style-name="T10"> Igen, mostanában sok szó esik a bélflóra egészségének fontosságáról és annak hatásáról az általános egészségre. A probiotikumok és prebiotikumok szerepe a táplálkozásban izgalmas terület, amelyről egyre több kutatás jelenik meg. Ez egy olyan téma, ami nagy hatással lehet a jövőbeni étrendi ajánlásokra.</text:span></text:p>
      <text:p text:style-name="P1"><text:span text:style-name="Strong_20_Emphasis"><text:span text:style-name="T11">Riporter:</text:span></text:span><text:span text:style-name="T10"> Köszönöm szépen, hogy megosztotta velünk gondolatait, Anna! Remélem, sokan találnak majd hasznos tanácsokat az interjúból.</text:span></text:p>
      <text:p text:style-name="P1"><text:span text:style-name="Strong_20_Emphasis"><text:span text:style-name="T11">Szabó Anna:</text:span></text:span><text:span text:style-name="T10"> Én köszönöm a lehetőséget! Mindig öröm beszélni az egészséges táplálkozás fontosságáról.</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9:30:28.190698568</meta:creation-date>
    <dc:date>2024-05-23T20:28:28.257824594</dc:date>
    <meta:editing-duration>PT37M39S</meta:editing-duration>
    <meta:editing-cycles>1</meta:editing-cycles>
    <meta:document-statistic meta:table-count="0" meta:image-count="0" meta:object-count="0" meta:page-count="1" meta:paragraph-count="13" meta:word-count="281" meta:character-count="2233" meta:non-whitespace-character-count="1965"/>
    <meta:generator>LibreOffice/7.3.7.2$Linux_X86_64 LibreOffice_project/30$Build-2</meta:generator>
  </office:meta>
</office:document-meta>
</file>